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ＭＳ ゴシック"/>
    </style:style>
    <style:style style:name="ce7" style:family="table-cell" style:parent-style-name="Default" style:data-style-name="N100">
      <style:table-cell-properties fo:background-color="transparent"/>
      <style:text-properties style:font-name="ＭＳ ゴシック"/>
    </style:style>
    <style:style style:name="ce1" style:family="table-cell" style:parent-style-name="Default" style:data-style-name="N100">
      <style:table-cell-properties fo:background-color="#dee6ef"/>
      <style:text-properties style:font-name="ＭＳ ゴシック"/>
    </style:style>
    <style:style style:name="ce6" style:family="table-cell" style:parent-style-name="Default" style:data-style-name="N100">
      <style:table-cell-properties fo:background-color="#ffff00"/>
      <style:text-properties style:font-name="ＭＳ ゴシック"/>
    </style:style>
    <style:style style:name="ce8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style:font-name="ＭＳ ゴシック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number-columns-repeated="1002" table:default-cell-style-name="ce2"/>
        <table:table-row table:style-name="ro1">
          <table:table-cell/>
          <table:table-cell office:value-type="string" calcext:value-type="string">
            <text:p>00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BC),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DEC 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0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HL,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A,(BC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DE),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DEC 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HL,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A,(DE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B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R ff,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DEC 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R ff,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HL,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D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R ff,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nn),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DEC 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R ff,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HL,s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A,(nn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F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B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5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4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D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HL),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HL),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HL),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HL),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HL),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(HL),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6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(HL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F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LD r,r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0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1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2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3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4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5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6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7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8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9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A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B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C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D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E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C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F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0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1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2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3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4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5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6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SUB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7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8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9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A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B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C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D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E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SBC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F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0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1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2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3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4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5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6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ND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7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8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9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A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C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D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E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OR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F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0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2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3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4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5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6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OR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7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8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9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B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D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P A,(HL)</text:p>
          </table:table-cell>
          <table:table-cell office:value-type="string" calcext:value-type="string">
            <text:p>ttt:ADD,ADC,SUB,SBC,AND,OR,XOR,C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F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0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3"/>
          <table:table-cell table:style-name="ce3" office:value-type="string" calcext:value-type="string">
            <text:p>RET cc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1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OP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2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3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4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ALL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5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USH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6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7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8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9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OP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CB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C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ALL cc,nn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C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ALL 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F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0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OP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2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3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4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ALL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5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USH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6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7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8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9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B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C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F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0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1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OP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2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3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4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ALL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5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USH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6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7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8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9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B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CALL cc,n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E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F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0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1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2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3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4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ALL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5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PUSH qq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6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7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8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9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JP cc,n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B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C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CALL cc,n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E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ADD A,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F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RST p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op: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 office:value-type="string" calcext:value-type="string">
            <text:p>,</text:p>
          </table:table-cell>
          <table:table-cell table:number-columns-repeated="3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c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0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9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0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2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B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1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4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D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2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6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3F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0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9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0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2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B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1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4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6"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D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2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6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3F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0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9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4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2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B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5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4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D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6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6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7F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0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1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2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3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4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5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6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7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8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9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8A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8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8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8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8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8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2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4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6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B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9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2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4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6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D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A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2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4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6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BF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(nn),d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0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dd,(nn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(nn),d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dd,(nn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(nn),d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dd,(nn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(nn),d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011</text:p>
          </table:table-cell>
          <table:table-cell office:value-type="string" calcext:value-type="string">
            <text:p>LD dd,(nn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table:style-name="Default"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9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44: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table:style-name="ce7" office:value-type="string" calcext:value-type="string">
            <text:p>100</text:p>
          </table:table-cell>
          <table:table-cell office:value-type="string" calcext:value-type="string">
            <text:p>NE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table:style-name="ce7" office:value-type="string" calcext:value-type="string">
            <text:p>101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46: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IM 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47: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00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LD I,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C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4F: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LD R,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table:style-name="ce7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table:style-name="ce7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2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56: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IM 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57: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LD A,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table:style-name="Default"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0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1</text:p>
          </table:table-cell>
          <table:table-cell table:style-name="ce7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5E:</text:p>
          </table:table-cell>
          <table:table-cell table:style-name="ce6" office:value-type="string" calcext:value-type="string">
            <text:p>01</text:p>
          </table:table-cell>
          <table:table-cell table:number-columns-repeated="2" table:style-name="ce7" office:value-type="string" calcext:value-type="string">
            <text:p>110</text:p>
          </table:table-cell>
          <table:table-cell office:value-type="string" calcext:value-type="string">
            <text:p>IM 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5F:</text:p>
          </table:table-cell>
          <table:table-cell table:style-name="ce6" office:value-type="string" calcext:value-type="string">
            <text:p>01</text:p>
          </table:table-cell>
          <table:table-cell table:number-columns-repeated="2" table:style-name="ce7" office:value-type="string" calcext:value-type="string">
            <text:p>111</text:p>
          </table:table-cell>
          <table:table-cell office:value-type="string" calcext:value-type="string">
            <text:p>LD A,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B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1</text:p>
          </table:table-cell>
          <table:table-cell table:number-columns-repeated="2" table:style-name="ce7" office:value-type="string" calcext:value-type="string">
            <text:p>111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SB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AD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SB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D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AD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SB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AD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SB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ED:</text:p>
          </table:table-cell>
          <table:table-cell table:style-name="ce6" office:value-type="string" calcext:value-type="string">
            <text:p>11</text:p>
          </table:table-cell>
          <table:table-cell table:number-columns-repeated="2"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010</text:p>
          </table:table-cell>
          <table:table-cell office:value-type="string" calcext:value-type="string">
            <text:p>ADC HL,s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4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D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E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6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F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FF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number-columns-repeated="4"/>
          <table:table-cell table:style-name="ce1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0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21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D IX,n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22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LD (nn),I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23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INC I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2A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LD IX,(nn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2B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DEC I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36:</text:p>
          </table:table-cell>
          <table:table-cell table:style-name="ce6" office:value-type="string" calcext:value-type="string">
            <text:p>00</text:p>
          </table:table-cell>
          <table:table-cell table:number-columns-repeated="2" office:value-type="string" calcext:value-type="string">
            <text:p>110</text:p>
          </table:table-cell>
          <table:table-cell office:value-type="string" calcext:value-type="string">
            <text:p>LD (IX+d),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(IX+d),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9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110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1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1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1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0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2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10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D</text:p>
          </table:table-cell>
          <table:table-cell office:value-type="string" calcext:value-type="string">
            <text:p>1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table:style-name="Default" table:number-columns-repeated="2"/>
          <table:table-cell table:style-name="ce8"/>
          <table:table-cell table:style-name="Default" table:number-columns-repeated="3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E1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POP I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F5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USH I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office:value-type="string" calcext:value-type="string">
            <text:p>F9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D IX,S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B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1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4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ttt (IX+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001</text:p>
          </table:table-cell>
          <table:table-cell office:value-type="string" calcext:value-type="string">
            <text:p>ADD IX,p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table:style-name="Default"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ADD IX,p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D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table:style-name="Default"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table:style-name="Default"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ADD IX,p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2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table:style-name="Default"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style-name="Default" table:number-columns-repeated="6"/>
          <table:table-cell table:style-name="ce6" office:value-type="string" calcext:value-type="string">
            <text:p>DD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1</text:p>
          </table:table-cell>
          <table:table-cell table:style-name="Default"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ADD IX,p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6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3F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0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9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4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2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B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5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4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D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6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6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table:style-name="Default" table:number-columns-repeated="16"/>
          <table:table-cell table:number-columns-repeated="1000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7F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0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1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2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3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4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5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6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7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8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9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8A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8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8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0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8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1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8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8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2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4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6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B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9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2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4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6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D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A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2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4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6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BF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0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9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C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2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B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D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4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D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E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6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F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FF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0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9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01</text:p>
          </table:table-cell>
          <table:table-cell/>
          <table:table-cell table:style-name="ce6" office:value-type="string" calcext:value-type="string">
            <text:p>00</text:p>
          </table:table-cell>
          <table:table-cell table:number-columns-repeated="2" table:style-name="ce7" office:value-type="string" calcext:value-type="string">
            <text:p>001</text:p>
          </table:table-cell>
          <table:table-cell office:value-type="string" calcext:value-type="string">
            <text:p>ADD IY,pp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2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ADD IY,pp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B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1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10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21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D IY,nn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2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LD (nn),IY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23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INC IY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4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2A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LD IY,(nn)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B: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DEC IY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6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36:</text:p>
          </table:table-cell>
          <table:table-cell table:style-name="ce6" office:value-type="string" calcext:value-type="string">
            <text:p>00</text:p>
          </table:table-cell>
          <table:table-cell table:number-columns-repeated="2" office:value-type="string" calcext:value-type="string">
            <text:p>110</text:p>
          </table:table-cell>
          <table:table-cell office:value-type="string" calcext:value-type="string">
            <text:p>LD (IY+d),n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ADD IY,pp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D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,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F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0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office:value-type="string" calcext:value-type="string">
            <text:p>ttt (IY+d)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1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ttt (IY+d)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2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office:value-type="string" calcext:value-type="string">
            <text:p>ttt (IY+d)</text:p>
          </table:table-cell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3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office:value-type="string" calcext:value-type="string">
            <text:p>ttt (IY+d)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4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office:value-type="string" calcext:value-type="string">
            <text:p>ttt (IY+d)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5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office:value-type="string" calcext:value-type="string">
            <text:p>ttt (IY+d)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6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0</text:p>
          </table:table-cell>
          <table:table-cell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ttt (IY+d)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7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table:style-name="Default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ttt (IY+d)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8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9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table:style-name="Default"/>
          <table:table-cell table:style-name="ce6" office:value-type="string" calcext:value-type="string">
            <text:p>0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ADD IY,pp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A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B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C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D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: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F: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0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style-name="Default"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style-name="Default"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9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4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2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0</text:p>
          </table:table-cell>
          <table:table-cell/>
          <table:table-cell table:style-name="Default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/>
          <table:table-cell table:style-name="Default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/>
          <table:table-cell table:style-name="Default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/>
          <table:table-cell table:style-name="Default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</text:p>
          </table:table-cell>
          <table:table-cell table:style-name="Default" table:number-columns-repeated="15"/>
          <table:table-cell table:number-columns-repeated="100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B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1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5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4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6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D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6F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0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1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2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3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4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5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6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0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7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8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9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A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B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C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D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E: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</text:p>
          </table:table-cell>
          <table:table-cell/>
          <table:table-cell table:style-name="ce6" office:value-type="string" calcext:value-type="string">
            <text:p>01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LD r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7F: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0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1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2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3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4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5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6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7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8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9: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8A: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8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8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8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8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8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2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4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6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B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9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2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4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6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D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AF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0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1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2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3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4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5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6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7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8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9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A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B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C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D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E: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BF:</text:p>
          </table:table-cell>
          <table:table-cell table:style-name="ce7" office:value-type="string" calcext:value-type="string">
            <text:p>10</text:p>
          </table:table-cell>
          <table:table-cell table:number-columns-repeated="2"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0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9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C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2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0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B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D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E1: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00</text:p>
          </table:table-cell>
          <table:table-cell table:style-name="ce7" office:value-type="string" calcext:value-type="string">
            <text:p>001</text:p>
          </table:table-cell>
          <table:table-cell office:value-type="string" calcext:value-type="string">
            <text:p>POP I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0</text:p>
          </table:table-cell>
          <table:table-cell office:value-type="string" calcext:value-type="string">
            <text:p>F5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USH I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011</text:p>
          </table:table-cell>
          <table:table-cell office:value-type="string" calcext:value-type="string">
            <text:p>F9: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D IY,S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4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00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6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0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11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0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0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0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0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0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10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011</text:p>
          </table:table-cell>
          <table:table-cell/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111</text:p>
          </table:table-cell>
          <table:table-cell table:style-name="ce6" office:value-type="string" calcext:value-type="string">
            <text:p>110</text:p>
          </table:table-cell>
          <table:table-cell office:value-type="string" calcext:value-type="string">
            <text:p>ttt A,(IY+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0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D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0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EF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01</text:p>
          </table:table-cell>
          <table:table-cell table:style-name="ce7" office:value-type="string" calcext:value-type="string">
            <text:p>11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0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1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0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2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3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01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4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5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01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6:</text:p>
          </table:table-cell>
          <table:table-cell table:style-name="ce7" office:value-type="string" calcext:value-type="string">
            <text:p>11</text:p>
          </table:table-cell>
          <table:table-cell table:number-columns-repeated="2" table:style-name="ce7" office:value-type="string" calcext:value-type="string">
            <text:p>110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7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0</text:p>
          </table:table-cell>
          <table:table-cell table:style-name="ce7" office:value-type="string" calcext:value-type="string">
            <text:p>1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8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9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0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A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B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0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C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D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FE:</text:p>
          </table:table-cell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111</text:p>
          </table:table-cell>
          <table:table-cell table:style-name="ce7" office:value-type="string" calcext:value-type="string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F: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 table:number-rows-repeated="256">
          <table:table-cell table:style-name="Default" table:number-columns-repeated="1021"/>
        </table:table-row>
        <table:table-row table:style-name="ro1" table:number-rows-repeated="104722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B1:Sheet1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00/00/00</text:date>, <text:time style:data-style-name="N2" text:time-value="01:34:45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1-01-24T01:49:40.673000000</dc:date>
    <meta:editing-duration>PT3H45M11S</meta:editing-duration>
    <meta:editing-cycles>112</meta:editing-cycles>
    <meta:document-statistic meta:table-count="1" meta:cell-count="6445" meta:object-count="0"/>
  </office:meta>
</office:document-meta>
</file>